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00ccff" style:font-name="Cambria" fo:font-size="13pt" officeooo:rsid="000a1b8e" officeooo:paragraph-rsid="00041e2c" style:font-size-asian="13pt" style:font-size-complex="13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Cambria" fo:font-size="13pt" fo:font-weight="bold" officeooo:rsid="00041e2c" officeooo:paragraph-rsid="00041e2c" style:font-size-asian="13pt" style:font-weight-asian="bold" style:font-name-complex="Arial" style:font-size-complex="13pt" style:font-weight-complex="bold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Calibri" fo:font-size="12pt" fo:font-weight="normal" officeooo:rsid="00041e2c" officeooo:paragraph-rsid="00041e2c" style:font-size-asian="10.5pt" style:font-weight-asian="normal" style:font-name-complex="Arial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Calibri" fo:font-size="12pt" fo:font-weight="normal" officeooo:rsid="0005d993" officeooo:paragraph-rsid="0005d993" style:font-size-asian="10.5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text-autospace="none"/>
      <style:text-properties style:use-window-font-color="true" style:font-name="Calibri" fo:font-size="12pt" fo:font-weight="normal" officeooo:rsid="00075508" officeooo:paragraph-rsid="00075508" style:font-size-asian="10.5pt" style:font-weight-asian="normal" style:font-name-complex="Arial" style:font-size-complex="12pt" style:font-weight-complex="normal"/>
    </style:style>
    <style:style style:name="T1" style:family="text">
      <style:text-properties fo:font-weight="bold" style:font-weight-asian="bold" style:font-name-complex="Arial" style:font-weight-complex="bold"/>
    </style:style>
    <style:style style:name="T2" style:family="text">
      <style:text-properties fo:font-weight="bold" officeooo:rsid="00041e2c" style:font-weight-asian="bold" style:font-name-complex="Ari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dd58"/>
    </style:style>
    <style:style style:name="T5" style:family="text">
      <style:text-properties officeooo:rsid="0005d9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pendix: </text:span><text:span text:style-name="T2">D</text:span></text:p>
      <text:p text:style-name="P2">Second Interview with Client at Cleveland High School at 12:43 2/3/19</text:p>
      <text:p text:style-name="P3"/>
      <text:p text:style-name="P3"/>
      <text:p text:style-name="P3"><text:span text:style-name="T3">Milan</text:span>: <text:span text:style-name="T4">So you can click on the amazon logo I made and effectively what happens is you can check currently saved products and save new products.</text:span></text:p>
      <text:p text:style-name="P3"/>
      <text:p text:style-name="P3"><text:span text:style-name="T3">Client</text:span>: <text:span text:style-name="T5">Okay</text:span></text:p>
      <text:p text:style-name="P3"/>
      <text:p text:style-name="P4"><text:span text:style-name="T3">Milan</text:span>: So if you were to go to Amazon right now and randomly selected a product. <text:s/>Then you can go the extension interface and hit "Save product." <text:s/>And then you can click "Check saved products."</text:p>
      <text:p text:style-name="P4"/>
      <text:p text:style-name="P5"><text:span text:style-name="T3">Client</text:span>: Okay</text:p>
      <text:p text:style-name="P5"/>
      <text:p text:style-name="P5"><text:span text:style-name="T3">Milan</text:span>: So now the extenion will notify you once there is a price change.</text:p>
      <text:p text:style-name="P5"/>
      <text:p text:style-name="P5"><text:span text:style-name="T3">Client</text:span>: That's handy. <text:s/>It boggles my mind you figured out how to do this.</text:p>
      <text:p text:style-name="P5"/>
      <text:p text:style-name="P5"><text:span text:style-name="T3">Milan</text:span>: <text:s/>Thank you. <text:s/>So what would be another feature you would like.</text:p>
      <text:p text:style-name="P5"/>
      <text:p text:style-name="P5"><text:span text:style-name="T3">Client</text:span>: <text:s/>I think I mentioned previously about the app uhh Kayak, I don't know if you're familiar with it, where umm, and it's kinda like almost weather forcasting for things like flight prices so it can give a sense of this is the best deal you can get so you should buy it now. <text:s/>So something like that would be like "we've reached the best price so now would be a good time to buy", that would be helpful.</text:p>
      <text:p text:style-name="P5"/>
      <text:p text:style-name="P5"><text:span text:style-name="T3">Milan</text:span>: Alright, well, thank you!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17S</meta:editing-duration>
    <meta:editing-cycles>5</meta:editing-cycles>
    <meta:generator>LibreOffice/6.0.4.2$Windows_X86_64 LibreOffice_project/9b0d9b32d5dcda91d2f1a96dc04c645c450872bf</meta:generator>
    <dc:date>2019-02-10T13:05:18.470000000</dc:date>
    <meta:document-statistic meta:table-count="0" meta:image-count="0" meta:object-count="0" meta:page-count="1" meta:paragraph-count="11" meta:word-count="202" meta:character-count="1091" meta:non-whitespace-character-count="893"/>
    <meta:user-defined meta:name="Info 1"/>
    <meta:user-defined meta:name="Info 2"/>
    <meta:user-defined meta:name="Info 3"/>
    <meta:user-defined meta:name="Info 4"/>
  </office:meta>
</office:document-meta>
</file>